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9" style:family="table">
      <style:table-properties style:width="9.151cm" table:align="margins"/>
    </style:style>
    <style:style style:name="Tableau19.A" style:family="table-column">
      <style:table-column-properties style:column-width="2.288cm" style:rel-column-width="16383*"/>
    </style:style>
    <style:style style:name="Tableau19.D" style:family="table-column">
      <style:table-column-properties style:column-width="2.288cm" style:rel-column-width="16386*"/>
    </style:style>
    <style:style style:name="Tableau19.1" style:family="table-row">
      <style:table-row-properties style:min-row-height="0.011cm"/>
    </style:style>
    <style:style style:name="Tableau19.A1" style:family="table-cell">
      <style:table-cell-properties style:vertical-align="middle" fo:padding="0.097cm" fo:border-left="none" fo:border-right="none" fo:border-top="none" fo:border-bottom="0.5pt solid #000000"/>
    </style:style>
    <style:style style:name="Tableau19.B1" style:family="table-cell">
      <style:table-cell-properties style:vertical-align="middle" fo:background-color="#98affd" fo:padding-left="0.101cm" fo:padding-right="0.10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9.D1" style:family="table-cell">
      <style:table-cell-properties style:vertical-align="middle" fo:background-color="#98affd" fo:padding-left="0.101cm" fo:padding-right="0.101cm" fo:padding-top="0cm" fo:padding-bottom="0cm" fo:border="0.5pt solid #000000">
        <style:background-image/>
      </style:table-cell-properties>
    </style:style>
    <style:style style:name="Tableau19.2" style:family="table-row">
      <style:table-row-properties style:row-height="0.801cm"/>
    </style:style>
    <style:style style:name="Tableau19.A2" style:family="table-cell">
      <style:table-cell-properties style:vertical-align="middle" fo:background-color="#bfcdfd" fo:padding="0.097cm" fo:border-left="0.5pt solid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0" style:family="table">
      <style:table-properties style:width="9.197cm" fo:margin-left="0cm" table:align="left"/>
    </style:style>
    <style:style style:name="Tableau20.A" style:family="table-column">
      <style:table-column-properties style:column-width="2.099cm"/>
    </style:style>
    <style:style style:name="Tableau20.B" style:family="table-column">
      <style:table-column-properties style:column-width="1.498cm"/>
    </style:style>
    <style:style style:name="Tableau20.C" style:family="table-column">
      <style:table-column-properties style:column-width="1.799cm"/>
    </style:style>
    <style:style style:name="Tableau20.E" style:family="table-column">
      <style:table-column-properties style:column-width="2.002cm"/>
    </style:style>
    <style:style style:name="Tableau20.A1" style:family="table-cell">
      <style:table-cell-properties style:vertical-align="middle" fo:background-color="#bfcdfd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20.B1" style:family="table-cell">
      <style:table-cell-properties style:vertical-align="middle" fo:background-color="transparent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20.E1" style:family="table-cell">
      <style:table-cell-properties style:vertical-align="middle" fo:background-color="transparent" fo:padding="0.101cm" fo:border="0.5pt solid #000000">
        <style:background-image/>
      </style:table-cell-properties>
    </style:style>
    <style:style style:name="Tableau20.2" style:family="table-row">
      <style:table-row-properties style:min-row-height="1.3cm"/>
    </style:style>
    <style:style style:name="Tableau20.A2" style:family="table-cell">
      <style:table-cell-properties style:vertical-align="middle" fo:background-color="#bfcdfd" fo:padding="0.097cm" fo:border-left="0.5pt solid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0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_5f_Correction">
      <style:paragraph-properties fo:text-align="center" style:justify-single-word="false"/>
    </style:style>
    <style:style style:name="P103" style:family="paragraph" style:parent-style-name="_5f_Paragraphe_5f_Correction">
      <style:paragraph-properties fo:margin-top="0.101cm" fo:margin-bottom="0cm" style:contextual-spacing="false"/>
    </style:style>
    <style:style style:name="P104" style:family="paragraph" style:parent-style-name="Standard" style:list-style-name="_5f_Numérotation_20_des_20_exercices"/>
    <style:style style:name="P105" style:family="paragraph" style:parent-style-name="_5f_Footer_20_page_20_impaire_20__28_D_29_"/>
    <style:style style:name="P106" style:family="paragraph" style:parent-style-name="_5f_Footer_20_page_20_impaire_20__28_D_29_">
      <style:text-properties fo:text-transform="uppercase" fo:color="#ffffff" loext:opacity="100%" style:font-name="Bitstream Vera Sans1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8" style:family="paragraph" style:parent-style-name="_5f_Footer_20_page_20_impaire_20__28_D_29_">
      <style:paragraph-properties fo:text-align="start" style:justify-single-word="false"/>
    </style:style>
    <style:style style:name="P109" style:family="paragraph" style:parent-style-name="_5f_Footer_20_page_20_paire_20__28_G_29_"/>
    <style:style style:name="P110" style:family="paragraph" style:parent-style-name="_5f_Footer_20_page_20_paire_20__28_G_29_">
      <style:text-properties fo:font-size="9pt" style:font-size-asian="9pt" style:font-size-complex="9pt"/>
    </style:style>
    <style:style style:name="P111" style:family="paragraph" style:parent-style-name="_5f_Paragraphe" style:list-style-name="_5f_Numérotation_20_des_20_exercices"/>
    <style:style style:name="P11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3" style:family="paragraph" style:parent-style-name="_5f_Paragraphe_5f_avec_5f_Num_5f_Question" style:list-style-name="_5f_Numérotation_20_des_20_exercices"/>
    <style:style style:name="P114" style:family="paragraph" style:parent-style-name="_5f_Premier_5f_Titre_5f_Exercices_5f_avec_5f_Num_5f_Exo_5f_sans_5f_Titre" style:list-style-name="_5f_Numérotation_20_des_20_exercices" style:master-page-name="_31__5f_5_5f_SERIE_5f_M_5f_GAUCHE_5f_ET_5f_DROITE_5f_2COL">
      <style:paragraph-properties style:page-number="auto"/>
    </style:style>
    <style:style style:name="P115" style:family="paragraph" style:parent-style-name="_5f_Titre_5f_Exercices_5f_sans_5f_Titre" style:list-style-name="_5f_Numérotation_20_des_20_exercices"/>
    <style:style style:name="P11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text-align="center"/>
    </style:style>
    <style:style style:name="P120" style:family="paragraph">
      <loext:graphic-properties draw:fill="solid" draw:fill-color="#d7e12c"/>
    </style:style>
    <style:style style:name="P12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4" style:family="paragraph">
      <loext:graphic-properties draw:fill="solid" draw:fill-color="#7fb241"/>
    </style:style>
    <style:style style:name="P125" style:family="paragraph">
      <loext:graphic-properties draw:fill="solid" draw:fill-color="#1ca2b8"/>
    </style:style>
    <style:style style:name="P12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1" fo:font-weight="bold" officeooo:rsid="0246ec76"/>
    </style:style>
    <style:style style:name="T64" style:family="text">
      <style:text-properties fo:font-variant="small-caps" fo:color="#7fb241" loext:opacity="100%" style:font-name="Bitstream Vera Sans1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6f3374"/>
    </style:style>
    <style:style style:name="T168" style:family="text">
      <style:text-properties officeooo:rsid="014407b5"/>
    </style:style>
    <style:style style:name="T169" style:family="text">
      <style:text-properties officeooo:rsid="008d016c"/>
    </style:style>
    <style:style style:name="T170" style:family="text">
      <style:text-properties officeooo:rsid="009e3fdd"/>
    </style:style>
    <style:style style:name="T171" style:family="text">
      <style:text-properties officeooo:rsid="00a4cf55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7" style:family="text">
      <style:text-properties officeooo:rsid="00a59a60"/>
    </style:style>
    <style:style style:name="T178" style:family="text">
      <style:text-properties officeooo:rsid="01fe03f2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/>
    <style:style style:name="T184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name="Shape3_0" draw:style-name="gr17" draw:text-style-name="P119" svg:x1="13.878cm" svg:y1="1.314cm" svg:x2="21.997cm" svg:y2="1.27cm">
        <text:p/>
      </draw:line>
      <draw:frame text:anchor-type="page" text:anchor-page-number="1" draw:z-index="1" draw:name="Shape8_0" draw:style-name="gr18" draw:text-style-name="P123" svg:width="2.703cm" svg:height="0.715cm" draw:transform="rotate (0.0872664625997165) translate (1.32644444444444cm 1.21884722222222cm)">
        <draw:text-box>
          <text:p text:style-name="P119"><text:span text:style-name="T184">Série 5</text:span></text:p>
        </draw:text-box>
      </draw:frame>
      <draw:path text:anchor-type="page" text:anchor-page-number="1" draw:z-index="0" draw:name="Shape1" draw:style-name="gr19" draw:text-style-name="P124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667472874" text:style-name="_5f_Numérotation_20_des_20_exercices">
              <text:list-item>
                <text:h text:style-name="P114" text:outline-level="1"><text:span text:style-name="_5f_Caractères">On considère un piéton, un cycliste et un automobiliste qui se déplacent à vitesse constante.</text:span></text:h>
              </text:list-item>
            </text:list>
            <table:table table:name="Tableau19" table:style-name="Tableau19">
              <table:table-column table:style-name="Tableau19.A" table:number-columns-repeated="3"/>
              <table:table-column table:style-name="Tableau19.D"/>
              <table:table-row table:style-name="Tableau19.1">
                <table:table-cell table:style-name="Tableau19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9.B1" office:value-type="string">
                  <text:h text:style-name="_5f_Tableau_5f_Centré_5f_Gras" text:outline-level="1"><text:span text:style-name="_5f_Caractères">Piéton</text:span></text:h>
                </table:table-cell>
                <table:table-cell table:style-name="Tableau19.B1" office:value-type="string">
                  <text:h text:style-name="_5f_Tableau_5f_Centré_5f_Gras" text:outline-level="1"><text:span text:style-name="_5f_Caractères">Cycliste</text:span></text:h>
                </table:table-cell>
                <table:table-cell table:style-name="Tableau19.D1" office:value-type="string">
                  <text:h text:style-name="_5f_Tableau_5f_Centré_5f_Gras" text:outline-level="1"><text:span text:style-name="_5f_Caractères">Automo­biliste</text:span></text:h>
                </table:table-cell>
              </table:table-row>
              <table:table-row table:style-name="Tableau19.2">
                <table:table-cell table:style-name="Tableau19.A2" office:value-type="string">
                  <text:h text:style-name="_5f_Tableau_5f_Centré_5f_Gras" text:outline-level="1"><text:span text:style-name="_5f_Caractères">Vitesse</text:span></text:h>
                </table:table-cell>
                <table:table-cell table:style-name="Tableau19.B2" office:value-type="string">
                  <text:h text:style-name="_5f_Tableau_5f_Centré" text:outline-level="1"><text:span text:style-name="_5f_Caractères">6 km/h</text:span></text:h>
                </table:table-cell>
                <table:table-cell table:style-name="Tableau19.C2" office:value-type="string">
                  <text:h text:style-name="_5f_Tableau_5f_Centré" text:outline-level="1"><text:span text:style-name="_5f_Caractères">20 km/h</text:span></text:h>
                </table:table-cell>
                <table:table-cell table:style-name="Tableau19.D2" office:value-type="string">
                  <text:h text:style-name="_5f_Tableau_5f_Centré" text:outline-level="1"><text:span text:style-name="_5f_Caractères">90 km/h</text:span></text:h>
                </table:table-cell>
              </table:table-row>
            </table:table>
            <text:list xml:id="list65458813144026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Indique le nombre de kilomètres parcourus par chacun en 3 heures.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correction">Le piéton parcourt : 6 km/h × 3 h = 18 km.</text:span></text:h>
            <text:h text:style-name="_5f_Paragraphe_5f_Correction" text:outline-level="1"><text:span text:style-name="_5f_Caractères_5f_correction">Le cycliste parcourt : 20 km/h × 3 h = 60 km. </text:span></text:h>
            <text:h text:style-name="_5f_Paragraphe_5f_Correction" text:outline-level="1"><text:span text:style-name="_5f_Caractères_5f_correction">L'automobiliste parcourt :</text:span></text:h>
            <text:h text:style-name="_5f_Paragraphe_5f_Correction" text:outline-level="1"><text:span text:style-name="_5f_Caractères_5f_correction">90 km/h × 3 h = 270 km</text:span><text:span text:style-name="_5f_Caractères">.</text:span></text:h>
            <text:list xml:id="list65459139834641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Indique le temps dont chacun a besoin pour parcourir 30 km.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correction">Le piéton a besoin de : 30 km ÷ 6 km/h = 5 h.</text:span></text:h>
            <text:h text:style-name="_5f_Paragraphe_5f_Correction" text:outline-level="1"><text:span text:style-name="_5f_Caractères_5f_correction">Le cycliste a besoin de :</text:span></text:h>
            <text:h text:style-name="_5f_Paragraphe_5f_Correction" text:outline-level="1"><text:span text:style-name="_5f_Caractères_5f_correction">30 km ÷ 20 km/h = 1,5 h, soit 1 h 30 min.</text:span></text:h>
            <text:h text:style-name="_5f_Paragraphe_5f_Correction" text:outline-level="1"><text:span text:style-name="_5f_Caractères_5f_correction">L'automobiliste a besoin de </text:span><text:span text:style-name="_5f_Caractères_5f_correction"><draw:frame draw:style-name="fr6" draw:name="Objet4" text:anchor-type="as-char" svg:y="-0.534cm" svg:width="0.293cm" svg:height="0.87cm" draw:z-index="34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_5f_correction"><text:s/>d'heure, </text:span></text:h>
            <text:h text:style-name="_5f_Paragraphe_5f_Correction" text:outline-level="1"><text:span text:style-name="_5f_Caractères_5f_correction">soit 60 min ÷ 3 = 20 min</text:span><text:span text:style-name="_5f_Caractères">.</text:span></text:h>
            <text:list xml:id="list65459438247756" text:continue-numbering="true" text:style-name="_5f_Numérotation_20_des_20_exercices">
              <text:list-item>
                <text:h text:style-name="P115" text:outline-level="1"><text:span text:style-name="_5f_Caractères">Un bus roule à 90 km/h pendant 40 minutes puis à 110 km/h pendant 15 minutes. Quelle distance totale ce bus a-t-il parcourue ?</text:span></text:h>
              </text:list-item>
            </text:list>
            <text:h text:style-name="_5f_Paragraphe_5f_Correction" text:outline-level="1"><text:span text:style-name="_5f_Caractères_5f_correction">(90 × 40) ÷ 60 = 60</text:span></text:h>
            <text:h text:style-name="_5f_Paragraphe_5f_Correction" text:outline-level="1"><text:span text:style-name="_5f_Caractères_5f_correction">Pendant 40 min à 90 km/h, il parcourt 60 km.</text:span></text:h>
            <text:h text:style-name="_5f_Paragraphe_5f_Correction" text:outline-level="1"><text:span text:style-name="_5f_Caractères_5f_correction">(110 × 15) ÷ 60 = 27,5</text:span></text:h>
            <text:h text:style-name="_5f_Paragraphe_5f_Correction" text:outline-level="1"><text:span text:style-name="_5f_Caractères_5f_correction">Pendant 15 min à 110 km/h, il parcourt 27,5 km.</text:span></text:h>
            <text:h text:style-name="_5f_Paragraphe_5f_Correction" text:outline-level="1"><text:span text:style-name="_5f_Caractères_5f_correction">60 km  27,5 km = 87,5 km</text:span></text:h>
            <text:h text:style-name="_5f_Paragraphe_5f_Correction" text:outline-level="1"><text:span text:style-name="_5f_Caractères_5f_correction">La distance totale parcourue est 87,5 km</text:span><text:span text:style-name="_5f_Caractères">.</text:span></text:h>
            <text:list xml:id="list65458868692148" text:continue-numbering="true" text:style-name="_5f_Numérotation_20_des_20_exercices">
              <text:list-item>
                <text:h text:style-name="P115" text:outline-level="1"><text:span text:style-name="_5f_Caractères">La vitesse du son est d'environ 340 m/s.</text:span></text:h>
                <text:list>
                  <text:list-item>
                    <text:h text:style-name="P111" text:outline-level="1"><text:span text:style-name="_5f_Caractères">Complète le tableau.</text:span></text:h>
                  </text:list-item>
                </text:list>
              </text:list-item>
            </text:list>
            <table:table table:name="Tableau20" table:style-name="Tableau20">
              <table:table-column table:style-name="Tableau20.A"/>
              <table:table-column table:style-name="Tableau20.B"/>
              <table:table-column table:style-name="Tableau20.C" table:number-columns-repeated="2"/>
              <table:table-column table:style-name="Tableau20.E"/>
              <table:table-row table:style-name="TableLine264702560">
                <table:table-cell table:style-name="Tableau20.A1" office:value-type="string">
                  <text:h text:style-name="_5f_Tableau_5f_Centré_5f_Gras" text:outline-level="1"><text:span text:style-name="_5f_Caractères">Durée</text:span></text:h>
                </table:table-cell>
                <table:table-cell table:style-name="Tableau20.B1" office:value-type="string">
                  <text:h text:style-name="_5f_Tableau_5f_Centré_5f_Gras" text:outline-level="1"><text:span text:style-name="_5f_Caractères">2 s</text:span></text:h>
                </table:table-cell>
                <table:table-cell table:style-name="Tableau20.B1" office:value-type="string">
                  <text:h text:style-name="_5f_Tableau_5f_Centré_5f_Gras" text:outline-level="1"><text:span text:style-name="_5f_Caractères">10 s</text:span></text:h>
                </table:table-cell>
                <table:table-cell table:style-name="Tableau20.B1" office:value-type="string">
                  <text:h text:style-name="_5f_Tableau_5f_Centré_5f_Gras" text:outline-level="1"><text:span text:style-name="_5f_Caractères">25 s</text:span></text:h>
                </table:table-cell>
                <table:table-cell table:style-name="Tableau20.E1" office:value-type="string">
                  <text:h text:style-name="_5f_Tableau_5f_Centré_5f_Gras" text:outline-level="1"><text:span text:style-name="_5f_Caractères">1 min</text:span></text:h>
                </table:table-cell>
              </table:table-row>
              <table:table-row table:style-name="Tableau20.2">
                <table:table-cell table:style-name="Tableau20.A2" office:value-type="string">
                  <text:h text:style-name="_5f_Tableau_5f_Centré_5f_Gras" text:outline-level="1"><text:span text:style-name="_5f_Caractères">Distance</text:span></text:h>
                </table:table-cell>
                <table:table-cell table:style-name="Tableau20.B2" office:value-type="string">
                  <text:h text:style-name="P102" text:outline-level="1"><text:span text:style-name="_5f_Caractères">680 m</text:span></text:h>
                </table:table-cell>
                <table:table-cell table:style-name="Tableau20.B2" office:value-type="string">
                  <text:h text:style-name="P102" text:outline-level="1"><text:span text:style-name="_5f_Caractères">3 400 m</text:span></text:h>
                </table:table-cell>
                <table:table-cell table:style-name="Tableau20.B2" office:value-type="string">
                  <text:h text:style-name="P102" text:outline-level="1"><text:span text:style-name="_5f_Caractères">8 500 m</text:span></text:h>
                </table:table-cell>
                <table:table-cell table:style-name="Tableau20.E2" office:value-type="string">
                  <text:h text:style-name="P102" text:outline-level="1"><text:span text:style-name="_5f_Caractères">20 400 m</text:span></text:h>
                </table:table-cell>
              </table:table-row>
            </table:table>
            <text:list xml:id="list65459617497813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Déduis-en la vitesse du son en km/min puis en km/h.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correction">La vitesse du son est :</text:span></text:h>
            <text:h text:style-name="_5f_Paragraphe_5f_Correction" text:outline-level="1"><text:span text:style-name="_5f_Caractères_5f_correction">20 400 m/min = 20,4 km/min </text:span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list xml:id="list65460091761038" text:continue-numbering="true" text:style-name="_5f_Numérotation_20_des_20_exercices">
              <text:list-item>
                <text:h text:style-name="P115" text:outline-level="1"><text:span text:style-name="_5f_Caractères">Un train parcourt 27 km en 18 min. Sa vitesse est constante.</text:span></text:h>
                <text:list>
                  <text:list-item>
                    <text:p text:style-name="_5f_Paragraphe_5f_avec_5f_Num_5f_Question"><text:span text:style-name="_5f_Caractères">Quelle distance parcourt-il en une minute ?</text:span></text:p>
                  </text:list-item>
                </text:list>
              </text:list-item>
            </text:list>
            <text:h text:style-name="P103" text:outline-level="1"><text:span text:style-name="_5f_Caractères_5f_correction">27 km ÷ 18 min = 1,5 km/min</text:span></text:h>
            <text:h text:style-name="_5f_Paragraphe_5f_Correction" text:outline-level="1"><text:span text:style-name="_5f_Caractères_5f_correction">Il parcourt 1,5 km en une minute, sa vitesse moyenne est donc : 1,5 km/min</text:span><text:span text:style-name="_5f_Caractères">.</text:span></text:h>
            <text:list xml:id="list65458940470993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Quelle distance parcourt-il en une heure ?</text:span></text:p>
                  </text:list-item>
                </text:list>
              </text:list-item>
            </text:list>
            <text:h text:style-name="P103" text:outline-level="1"><text:span text:style-name="_5f_Caractères_5f_correction">1,5 km/min × 60 min = 90 km</text:span></text:h>
            <text:h text:style-name="_5f_Paragraphe_5f_Correction" text:outline-level="1"><text:span text:style-name="_5f_Caractères_5f_correction">Il parcourt 90 km en une heure</text:span><text:span text:style-name="_5f_Caractères">.</text:span></text:h>
            <text:list xml:id="list65460669551140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Quelle est sa vitesse moyenne en km/h ?</text:span></text:p>
                  </text:list-item>
                </text:list>
              </text:list-item>
            </text:list>
            <text:h text:style-name="P103" text:outline-level="1"><text:span text:style-name="_5f_Caractères_5f_correction">Sa vitesse moyenne est donc : 90 km/h</text:span><text:span text:style-name="_5f_Caractères">.</text:span></text:h>
            <text:list xml:id="list65459380678145" text:continue-numbering="true" text:style-name="_5f_Numérotation_20_des_20_exercices">
              <text:list-item>
                <text:h text:style-name="P115" text:outline-level="1"><text:span text:style-name="_5f_Caractères">Une tortue parcourt 40 m en 10 min. </text:span></text:h>
                <text:list>
                  <text:list-item>
                    <text:p text:style-name="_5f_Paragraphe_5f_avec_5f_Num_5f_Question"><text:span text:style-name="_5f_Caractères">Quelle est sa vitesse moyenne en m/min ?</text:span></text:p>
                  </text:list-item>
                </text:list>
              </text:list-item>
            </text:list>
            <text:h text:style-name="P103" text:outline-level="1"><text:span text:style-name="_5f_Caractères_5f_correction">40 m ÷ 10 min = 4 m/min</text:span></text:h>
            <text:h text:style-name="P103" text:outline-level="1"><text:span text:style-name="_5f_Caractères_5f_correction">La tortue se déplace à la vitesse de 4 m/min</text:span><text:span text:style-name="_5f_Caractères">.</text:span></text:h>
            <text:list xml:id="list65459771997414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Quelle distance parcourt-elle en 48 minutes ?</text:span></text:p>
                  </text:list-item>
                </text:list>
              </text:list-item>
            </text:list>
            <text:h text:style-name="P103" text:outline-level="1"><text:span text:style-name="_5f_Caractères_5f_correction">4 m/min × 48 min = 192 m</text:span></text:h>
            <text:h text:style-name="P103" text:outline-level="1"><text:span text:style-name="_5f_Caractères_5f_correction">La tortue parcourt 192 m en 48 minutes</text:span><text:span text:style-name="_5f_Caractères">.</text:span></text:h>
            <text:list xml:id="list65460139509694" text:continue-numbering="true" text:style-name="_5f_Numérotation_20_des_20_exercices">
              <text:list-item>
                <text:h text:style-name="P115" text:outline-level="1"><text:span text:style-name="_5f_Caractères">Le graphique ci-dessous illustre le parcours d'un cycliste lors d'une course.</text:span></text:h>
                <text:list>
                  <text:list-item text:start-value="1">
                    <text:p text:style-name="P113"><draw:frame draw:style-name="fr5" draw:name="Objet1" text:anchor-type="paragraph" svg:x="0.115cm" svg:y="-0.097cm" svg:width="9.098cm" svg:height="4.5cm" draw:z-index="3"><draw:object xlink:href="./Object 1" xlink:type="simple" xlink:show="embed" xlink:actuate="onLoad"/><draw:image xlink:href="./ObjectReplacements/Object 1" xlink:type="simple" xlink:show="embed" xlink:actuate="onLoad"/><svg:desc>chart</svg:desc></draw:frame><text:span text:style-name="_5f_Caractères">Quelle distance a-t-il parcourue les 30 premières minutes ? Quelle était alors sa vitesse moyenne en km/h ?</text:span></text:p>
                  </text:list-item>
                </text:list>
              </text:list-item>
            </text:list>
            <text:h text:style-name="_5f_Paragraphe" text:outline-level="1"><text:span text:style-name="_5f_Caractères_5f_correction">Il a parcouru 24 km les 30 premières minutes. <text:line-break/>Sa vitesse moyenne était : 24 × 2 = 48 (km/h)</text:span><text:span text:style-name="_5f_Caractères">.</text:span></text:h>
            <text:list xml:id="list65458802040224" text:continue-numbering="true" text:style-name="_5f_Numérotation_20_des_20_exercices">
              <text:list-item>
                <text:list>
                  <text:list-item>
                    <text:p text:style-name="P113"><text:span text:style-name="_5f_Caractères">Même question pour les 30 minutes suivantes.</text:span></text:p>
                  </text:list-item>
                </text:list>
              </text:list-item>
            </text:list>
            <text:h text:style-name="_5f_Paragraphe" text:outline-level="1"><text:span text:style-name="_5f_Caractères_5f_correction">40 km – 24 km = 16 km<text:line-break/>Il a parcouru 16 km en 30 minutes.<text:line-break/>Sa vitesse moyenne était : 16 × 2 = 32 (km/h)</text:span><text:span text:style-name="_5f_Caractères">.</text:span></text:h>
            <text:list xml:id="list65460520807096" text:continue-numbering="true" text:style-name="_5f_Numérotation_20_des_20_exercices">
              <text:list-item>
                <text:list>
                  <text:list-item>
                    <text:p text:style-name="P113"><text:span text:style-name="_5f_Caractères">Même question pour les 30 dernières minutes.</text:span></text:p>
                  </text:list-item>
                </text:list>
                <text:p text:style-name="P104"><text:span text:style-name="_5f_Caractères_5f_correction">60 km – 40 km = 20 km<text:line-break/>Il a parcouru 20 km en 30 minutes.<text:line-break/>Sa vitesse moyenne était : 20 × 2 = 40 (km/h).</text:span></text:p>
              </text:list-item>
            </text:list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1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1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1" fo:font-weight="bold" officeooo:rsid="0246ec76"/>
    </style:style>
    <style:style style:name="MT72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1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1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7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4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5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43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0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1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9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8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6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7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3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4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1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2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27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29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8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0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4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5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1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2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19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0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6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7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2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4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5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3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9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0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6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08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7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3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4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299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0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1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2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6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7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8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1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2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4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5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3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8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9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5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87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6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2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3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9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1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0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7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1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2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4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5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3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8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9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5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6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67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0" draw:name="Shape3_12" draw:style-name="Mgr5" draw:text-style-name="MP1" svg:x1="10.308cm" svg:y1="0.388cm" svg:x2="20.496cm" svg:y2="0.36cm"><text:p/></draw:line><draw:path text:anchor-type="paragraph" draw:z-index="261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3" draw:name="Shape3_27" draw:style-name="Mgr5" draw:text-style-name="MP1" svg:x1="10.308cm" svg:y1="0.388cm" svg:x2="20.496cm" svg:y2="0.36cm"><text:p/></draw:line><draw:path text:anchor-type="paragraph" draw:z-index="264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2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7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8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6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1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2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8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9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6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47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4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5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2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3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9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0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38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5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6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3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4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0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1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7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8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9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5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6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2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3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0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1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7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8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19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5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6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8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14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9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10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1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2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9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0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07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8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5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6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3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04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0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1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7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8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9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4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2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93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9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0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6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88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7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3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4"><draw:text-box fo:min-height="0.499cm" fo:min-width="7.096cm"><draw:frame draw:style-name="Mfr2" draw:name="Frame1701" text:anchor-type="frame" svg:x="0.45cm" svg:y="0.079cm" svg:width="0.817cm" draw:z-index="5"><draw:text-box fo:min-height="0.355cm"><text:p text:style-name="MP3"><draw:g text:anchor-type="paragraph" draw:z-index="181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82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80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7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8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9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74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71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2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68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9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0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65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64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1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9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0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6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7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54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5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51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2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50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8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49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6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47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3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4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5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2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40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1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8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9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6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7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4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5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32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33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0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1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8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9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6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7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4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5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2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3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0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1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8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19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6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7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4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5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3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6" draw:name="Shape7_8" draw:style-name="Mgr9" draw:text-style-name="MP1" svg:x1="9.042cm" svg:y1="0.36cm" svg:x2="20.461cm" svg:y2="0.36cm"><text:p/></draw:line><draw:path text:anchor-type="paragraph" draw:z-index="107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8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10" draw:name="Shape7_9" draw:style-name="Mgr9" draw:text-style-name="MP1" svg:x1="9.042cm" svg:y1="0.36cm" svg:x2="20.461cm" svg:y2="0.36cm"><text:p/></draw:line><draw:path text:anchor-type="paragraph" draw:z-index="111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2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9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5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2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3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4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1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5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6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4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7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8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89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91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92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93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0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2667472874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5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65458008881078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6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3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4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1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2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0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4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5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3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1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2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9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0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5" draw:name="Shape9" draw:style-name="Mgr1" draw:text-style-name="MP1" svg:x1="11.559cm" svg:y1="0.36cm" svg:x2="20.5cm" svg:y2="0.36cm"><text:p/></draw:line><draw:frame text:anchor-type="paragraph" draw:z-index="66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67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8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4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3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1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2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9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0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8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6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7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4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5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2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3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50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51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8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9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6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7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4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5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2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3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0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1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8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9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6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7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4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5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30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1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6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7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2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3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6" draw:name="Shape3_0" draw:style-name="Mgr14" draw:text-style-name="MP1" svg:x1="10.893cm" svg:y1="0.403cm" svg:x2="20.503cm" svg:y2="0.327cm"><text:p/></draw:line><draw:path text:anchor-type="char" draw:z-index="17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0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9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8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1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14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5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" text:anchor-type="paragraph" svg:x="10.402cm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46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47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8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9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0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1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2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3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8_5f_SERIE_5f_M_5f_GAUCHE_5f_ET_5f_DROITE_5f_1COL" style:display-name="1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4" text:anchor-type="paragraph" svg:y="-0.06cm" draw:z-index="0"><draw:text-box fo:min-height="0.499cm" fo:min-width="3cm"><draw:frame draw:style-name="Mfr2" draw:name="Frame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4" draw:name="Shape4_27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6" text:anchor-type="paragraph" svg:y="-0.06cm" draw:z-index="0"><draw:text-box fo:min-height="0.499cm" fo:min-width="3cm"><draw:frame draw:style-name="Mfr2" draw:name="Frame2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5" draw:name="Shape4_2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6" draw:name="Shape4_2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57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8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59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60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. KHARROUBI</meta:initial-creator>
    <meta:creation-date>2021-04-24T11:00:28.502000000</meta:creation-date>
    <meta:editing-duration>PT28M46S</meta:editing-duration>
    <meta:editing-cycles>11</meta:editing-cycles>
    <meta:generator>LibreOffice/7.1.4.2$Linux_X86_64 LibreOffice_project/a529a4fab45b75fefc5b6226684193eb000654f6</meta:generator>
    <dc:description>Fiche 8 - série 5</dc:description>
    <dc:title>Conversions d’unités : Vitesse - Corrigé</dc:title>
    <dc:date>2021-09-05T06:54:55.475696560</dc:date>
    <meta:document-statistic meta:table-count="2" meta:image-count="0" meta:object-count="2" meta:page-count="1" meta:paragraph-count="841" meta:word-count="3273" meta:character-count="20648" meta:non-whitespace-character-count="1782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width="0.02cm" svg:stroke-color="#808080"/>
      <style:text-properties fo:font-family="'Bitstream Vera Sans'" style:font-style-name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Bitstream Vera Sans'" style:font-style-name="Roman" fo:font-size="10pt" fo:font-style="italic" style:font-size-asian="9pt" style:font-size-complex="9pt"/>
    </style:style>
    <style:style style:name="ch5" style:family="chart">
      <style:graphic-properties svg:stroke-width="0.02cm" svg:stroke-color="#808080"/>
    </style:style>
    <style:style style:name="ch6" style:family="chart">
      <style:graphic-properties svg:stroke-width="0.02cm" svg:stroke-color="#b3b3b3"/>
    </style:style>
    <style:style style:name="ch7" style:family="chart" style:data-style-name="N0">
      <style:chart-properties chart:display-label="true" chart:logarithmic="false" chart:maximum="60" chart:origin="0" chart:interval-major="12" chart:interval-minor-divisor="3" chart:reverse-direction="false" text:line-break="false" loext:try-staggering-first="true" chart:link-data-style-to-source="false" chart:axis-position="0"/>
      <style:graphic-properties svg:stroke-width="0.02cm" svg:stroke-color="#808080"/>
      <style:text-properties fo:font-family="'Bitstream Vera Sans'" style:font-style-name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Bitstream Vera Sans'" style:font-style-name="Roman" fo:font-size="10pt" fo:font-style="italic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fals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97cm" svg:height="4.499cm" xlink:href="." xlink:type="simple" chart:class="chart:line" chart:style-name="ch1">
        <chart:plot-area chart:style-name="ch2" chart:data-source-has-labels="both" svg:x="0.643cm" svg:y="-0.047cm" svg:width="8.06cm" svg:height="3.846cm">
          <chart:coordinate-region svg:x="1.336cm" svg:y="0.164cm" svg:width="7.089cm" svg:height="2.965cm"/>
          <chart:axis chart:dimension="x" chart:name="primary-x" chart:style-name="ch3" chartooo:axis-type="auto">
            <chartooo:date-scale/>
            <chart:title svg:x="2.974cm" svg:y="3.867cm" chart:style-name="ch4">
              <text:p>Temps en minutes</text:p>
            </chart:title>
            <chart:categories table:cell-range-address="local-table.$B$1:.$E$1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3.31cm" chart:style-name="ch8">
              <text:p>Distance en km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string">
                <text:p>30 </text:p>
              </table:table-cell>
              <table:table-cell office:value-type="string">
                <text:p>60 </text:p>
              </table:table-cell>
              <table:table-cell office:value-type="string">
                <text:p>90 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4.2$Linux_X86_64 LibreOffice_project/a529a4fab45b75fefc5b6226684193eb000654f6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 display="block">
  <semantics>
    <mfrac>
      <mstyle mathcolor="black">
        <mn>1</mn>
      </mstyle>
      <mstyle mathcolor="black">
        <mn>3</mn>
      </mstyle>
    </mfrac>
    <annotation encoding="StarMath 5.0">color black {1} over color black {3} 
</annotation>
  </semantics>
</math>
</file>